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Frame_20_contents">
      <style:text-properties style:font-name="Arial" fo:font-size="10.5pt" fo:font-style="normal" style:text-underline-style="none" fo:font-weight="normal" officeooo:paragraph-rsid="00304cd5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6" style:family="paragraph" style:parent-style-name="UrbanTitle">
      <style:text-properties style:font-name="Arial" fo:font-size="14pt" officeooo:rsid="003d6b74" officeooo:paragraph-rsid="003d6b74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rsid="00356754" officeooo:paragraph-rsid="00356754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5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7767b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8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56754" style:font-size-asian="10.5pt" style:font-size-complex="10.5pt"/>
    </style:style>
    <style:style style:name="P19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20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56754" style:font-size-asian="10.5pt" style:font-size-complex="10.5pt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56754" style:font-size-asian="10.5pt" style:font-size-complex="10.5pt"/>
    </style:style>
    <style:style style:name="P22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362119"/>
    </style:style>
    <style:style style:name="T9" style:family="text">
      <style:text-properties officeooo:rsid="00318bbc"/>
    </style:style>
    <style:style style:name="T10" style:family="text">
      <style:text-properties officeooo:rsid="00356754"/>
    </style:style>
    <style:style style:name="T11" style:family="text">
      <style:text-properties officeooo:rsid="0037767b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3"><text:span text:style-name="T12">do text</text:span></text:p><text:p text:style-name="P23"><text:span text:style-name="T1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7">PW - </text:span>Département des Permis et Autorisations</text:p><text:p text:style-name="P2"><text:span text:style-name="Emphasis"><text:span text:style-name="T4">Avenue Prince de Liège, 15<text:line-break/>5100 NAMUR</text:span></text:span></text:p><text:p text:style-name="P19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<text:span text:style-name="T11">s</text:span> <text:span text:style-name="T10">des pièces pour recours</text:span></text:p>
      <text:p text:style-name="P6">sur une décision de permis unique</text:p>
      <text:p text:style-name="P4"/>
      <text:p text:style-name="P13"/>
      <text:p text:style-name="P14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15"><text:span text:style-name="T6"><office:annotation><dc:creator>Gauthier Bastien</dc:creator><dc:date>2011-01-13T14:56:41</dc:date><text:p text:style-name="P23"><text:span text:style-name="T12">do text</text:span></text:p><text:p text:style-name="P23"><text:span text:style-name="T12">from document(at=reference, format='odt')</text:span></text:p></office:annotation></text:span><text:span text:style-name="T6">Import depuis reference.odt</text:span></text:p>
      <text:p text:style-name="P11"/>
      <text:p text:style-name="P7"><office:annotation><dc:creator>Gauthier Bastien</dc:creator><dc:date>2011-02-16T16:12:24</dc:date><text:p text:style-name="P23"><text:span text:style-name="T14">do text if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23"><text:span text:style-name="T13">do text if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7"/>
      <text:p text:style-name="P7"><text:span text:style-name="T9">Monsieur le Fonctionnaire Technique</text:span>,</text:p>
      <text:p text:style-name="P7"/>
      <text:p text:style-name="P8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8"/>
      <text:list xml:id="list999366409" text:style-name="L1">
        <text:list-item>
          <text:p text:style-name="P20">l’affiche annonçant l’enquête publique ;</text:p>
        </text:list-item>
        <text:list-item>
          <text:p text:style-name="P21">le certificat d’affichage de l’enquête publique ;</text:p>
        </text:list-item>
        <text:list-item>
          <text:p text:style-name="P21">le procès-verbal de clôture de l'enquête publique ;</text:p>
        </text:list-item>
        <text:list-item>
          <text:p text:style-name="P21">une copie des réclamations ;</text:p>
        </text:list-item>
        <text:list-item>
          <text:p text:style-name="P21">la synthèse des objections et observations écrites et orales formulées au cours de l’enquête ;</text:p>
        </text:list-item>
        <text:list-item>
          <text:p text:style-name="P21">l’avis formulé par le Collège au terme de l’enquête ;</text:p>
        </text:list-item>
        <text:list-item>
          <text:p text:style-name="P21">une copie de la décision querellée ;</text:p>
        </text:list-item>
        <text:list-item>
          <text:p text:style-name="P21">le certificat d'affichage de la décision et copie de l'affiche ;</text:p>
        </text:list-item>
        <text:list-item>
          <text:p text:style-name="P22">les recommandés datés de la notification de la décision aux Fonctionnaires technique et délégué, ainsi qu’au demandeur.</text:p>
        </text:list-item>
      </text:list>
      <text:p text:style-name="P16"/>
      <text:p text:style-name="P18">Dans un courrier ultérieur, vous recevrez le certificat d’affichage du présent recours.</text:p>
      <text:p text:style-name="P17">Veuillez agréer, Monsieur, l’expression de ma meilleure considération.</text:p>
      <text:p text:style-name="P9"/>
      <text:p text:style-name="P9"><office:annotation><dc:creator>Gauthier Bastien</dc:creator><dc:date>2011-01-13T14:56:41</dc:date><text:p text:style-name="P23"><text:span text:style-name="T12">do text</text:span></text:p><text:p text:style-name="P23"><text:span text:style-name="T12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1:56.379226384</dc:date>
    <dc:language>fr-FR</dc:language>
    <meta:editing-cycles>118</meta:editing-cycles>
    <meta:editing-duration>P1DT9H51M57S</meta:editing-duration>
    <dc:creator>bleybaert</dc:creator>
    <meta:document-statistic meta:table-count="0" meta:image-count="0" meta:object-count="0" meta:page-count="1" meta:paragraph-count="27" meta:word-count="229" meta:character-count="1620" meta:non-whitespace-character-count="1451"/>
    <meta:user-defined meta:name="Info 1"/>
    <meta:user-defined meta:name="Info 2"/>
    <meta:user-defined meta:name="Info 3"/>
    <meta:user-defined meta:name="Info 4"/>
  </office:meta>
</office:document-meta>
</file>